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7.0602in" style:type="right" style:leader-style="dotted" style:leader-text="."/>
        </style:tab-stops>
      </style:paragraph-properties>
    </style:style>
    <style:style style:name="P37" style:family="paragraph" style:parent-style-name="Contents_20_2">
      <style:paragraph-properties>
        <style:tab-stops>
          <style:tab-stop style:position="6.8839in" style:type="right"/>
        </style:tab-stops>
      </style:paragraph-properties>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5">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2">
      <style:paragraph-properties fo:text-align="justify" style:justify-single-word="false"/>
    </style:style>
    <style:style style:name="P53" style:family="paragraph" style:parent-style-name="Text_20_body" style:list-style-name="L13">
      <style:paragraph-properties fo:text-align="justify" style:justify-single-word="false"/>
    </style:style>
    <style:style style:name="P54" style:family="paragraph" style:parent-style-name="Text_20_body" style:list-style-name="L14">
      <style:paragraph-properties fo:text-align="justify" style:justify-single-word="false"/>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8,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5">Table of Contents</text:p>
          </text:index-title>
          <text:p text:style-name="P36">The MIT License (MIT).<text:tab/>5</text:p>
          <text:p text:style-name="P36">Introduction<text:tab/>6</text:p>
          <text:p text:style-name="P37">About the name fOOrth<text:tab/>6</text:p>
          <text:p text:style-name="P37">How fOOrth came to be<text:tab/>6</text:p>
          <text:p text:style-name="P37">Goals and Principles<text:tab/>7</text:p>
          <text:p text:style-name="P37">Report Card<text:tab/>8</text:p>
          <text:p text:style-name="P37">Special Note of Thanks<text:tab/>9</text:p>
          <text:p text:style-name="P36">Installation<text:tab/>10</text:p>
          <text:p text:style-name="P37">Ruby<text:tab/>10</text:p>
          <text:p text:style-name="P37">fOOrth<text:tab/>10</text:p>
          <text:p text:style-name="P37">Running fOOrth<text:tab/>11</text:p>
          <text:p text:style-name="P37">Source Archive<text:tab/>11</text:p>
          <text:p text:style-name="P36">First Steps<text:tab/>12</text:p>
          <text:p text:style-name="P36">The Syntax and Style of fOOrth<text:tab/>14</text:p>
          <text:p text:style-name="P37">Syntax<text:tab/>14</text:p>
          <text:p text:style-name="P37">Spaces<text:tab/>14</text:p>
          <text:p text:style-name="P37">Comments<text:tab/>14</text:p>
          <text:p text:style-name="P37">String Literals<text:tab/>14</text:p>
          <text:p text:style-name="P37">Numeric Literals<text:tab/>15</text:p>
          <text:p text:style-name="P36">A fOOrth Calculator<text:tab/>16</text:p>
          <text:p text:style-name="P37">The Basics<text:tab/>16</text:p>
          <text:p text:style-name="P37">Stack Manipulation<text:tab/>17</text:p>
          <text:p text:style-name="P37">Programming<text:tab/>19</text:p>
          <text:p text:style-name="P37">Control Structures<text:tab/>20</text:p>
          <text:p text:style-name="P37">Data Memory<text:tab/>20</text:p>
          <text:p text:style-name="P36">The Class Tree<text:tab/>21</text:p>
          <text:p text:style-name="P37">A Brief Overview<text:tab/>21</text:p>
          <text:p text:style-name="P36">Method Mapping<text:tab/>23</text:p>
          <text:p text:style-name="P36">Routing<text:tab/>24</text:p>
          <text:p text:style-name="P37">Routing Internals<text:tab/>25</text:p>
          <text:p text:style-name="P36">Handling Exceptions<text:tab/>27</text:p>
          <text:p text:style-name="P37">fOOrth Native Exception Codes:<text:tab/>27</text:p>
          <text:p text:style-name="P36">Array<text:tab/>28</text:p>
          <text:p text:style-name="P37">Array Literals<text:tab/>28</text:p>
          <text:p text:style-name="P37">Class Methods<text:tab/>28</text:p>
          <text:p text:style-name="P37">Instance Methods<text:tab/>28</text:p>
          <text:p text:style-name="P37">See Also<text:tab/>28</text:p>
          <text:p text:style-name="P36">Class<text:tab/>29</text:p>
          <text:p text:style-name="P37">Instance Methods<text:tab/>29</text:p>
          <text:p text:style-name="P37">See Also<text:tab/>29</text:p>
          <text:p text:style-name="P36">Complex<text:tab/>30</text:p>
          <text:p text:style-name="P37">Complex Literals<text:tab/>30</text:p>
          <text:p text:style-name="P37">Instance Methods<text:tab/>31</text:p>
          <text:p text:style-name="P37">Instance Stubs<text:tab/>31</text:p>
          <text:p text:style-name="P37">See Also<text:tab/>31</text:p>
          <text:p text:style-name="P36">Exception<text:tab/>32</text:p>
          <text:p text:style-name="P36">FalseClass<text:tab/>33</text:p>
          <text:p text:style-name="P37">Instance Methods<text:tab/>33</text:p>
          <text:p text:style-name="P37">See Also<text:tab/>33</text:p>
          <text:p text:style-name="P36">Float<text:tab/>35</text:p>
          <text:p text:style-name="P37">Float Literals<text:tab/>35</text:p>
          <text:p text:style-name="P37">See Also<text:tab/>35</text:p>
          <text:p text:style-name="P36">Hash<text:tab/>36</text:p>
          <text:p text:style-name="P37">Hash Literals<text:tab/>36</text:p>
          <text:p text:style-name="P37">Instance Methods<text:tab/>36</text:p>
          <text:p text:style-name="P37">See Also<text:tab/>36</text:p>
          <text:p text:style-name="P36">InStream<text:tab/>37</text:p>
          <text:p text:style-name="P37">Class Methods<text:tab/>37</text:p>
          <text:p text:style-name="P37">Instance Methods<text:tab/>37</text:p>
          <text:p text:style-name="P37">See Also<text:tab/>37</text:p>
          <text:p text:style-name="P36">Integer<text:tab/>38</text:p>
          <text:p text:style-name="P37">Integer Literals<text:tab/>38</text:p>
          <text:p text:style-name="P37">Instance Methods<text:tab/>38</text:p>
          <text:p text:style-name="P37">See Also<text:tab/>38</text:p>
          <text:p text:style-name="P36">MaxNumeric<text:tab/>40</text:p>
          <text:p text:style-name="P36">MinNumeric<text:tab/>41</text:p>
          <text:p text:style-name="P36">NilClass<text:tab/>42</text:p>
          <text:p text:style-name="P37">Instance Methods<text:tab/>42</text:p>
          <text:p text:style-name="P37">See Also<text:tab/>42</text:p>
          <text:p text:style-name="P36">Numeric<text:tab/>43</text:p>
          <text:p text:style-name="P37">Instance Methods<text:tab/>43</text:p>
          <text:p text:style-name="P37">See Also<text:tab/>43</text:p>
          <text:p text:style-name="P36">Object<text:tab/>44</text:p>
          <text:p text:style-name="P37">Instance Methods<text:tab/>44</text:p>
          <text:p text:style-name="P37">See Also<text:tab/>53</text:p>
          <text:p text:style-name="P36">OutStream<text:tab/>54</text:p>
          <text:p text:style-name="P37">Class Methods<text:tab/>54</text:p>
          <text:p text:style-name="P37">Instance Methods<text:tab/>54</text:p>
          <text:p text:style-name="P37">Class Stubs<text:tab/>54</text:p>
          <text:p text:style-name="P37">See Also<text:tab/>54</text:p>
          <text:p text:style-name="P36">Procedure<text:tab/>55</text:p>
          <text:p text:style-name="P37">Procedure Literals<text:tab/>55</text:p>
          <text:p text:style-name="P37">Instance Methods<text:tab/>55</text:p>
          <text:p text:style-name="P37">See Also<text:tab/>55</text:p>
          <text:p text:style-name="P36"><text:soft-page-break/>Queue<text:tab/>56</text:p>
          <text:p text:style-name="P37">Instance Methods<text:tab/>56</text:p>
          <text:p text:style-name="P37">See Also<text:tab/>56</text:p>
          <text:p text:style-name="P36">Rational<text:tab/>57</text:p>
          <text:p text:style-name="P37">Rational Literals<text:tab/>57</text:p>
          <text:p text:style-name="P37">Instance Methods<text:tab/>57</text:p>
          <text:p text:style-name="P37">See Also<text:tab/>58</text:p>
          <text:p text:style-name="P36">Stack<text:tab/>59</text:p>
          <text:p text:style-name="P37">Instance Methods<text:tab/>59</text:p>
          <text:p text:style-name="P37">See Also<text:tab/>59</text:p>
          <text:p text:style-name="P36">String<text:tab/>60</text:p>
          <text:p text:style-name="P37">String Literals<text:tab/>60</text:p>
          <text:p text:style-name="P37">Instance Methods<text:tab/>60</text:p>
          <text:p text:style-name="P37">See Also<text:tab/>60</text:p>
          <text:p text:style-name="P36">Thread<text:tab/>61</text:p>
          <text:p text:style-name="P37">Class Methods<text:tab/>61</text:p>
          <text:p text:style-name="P37">Instance Methods<text:tab/>61</text:p>
          <text:p text:style-name="P37">See Also<text:tab/>61</text:p>
          <text:p text:style-name="P36">TrueClass<text:tab/>62</text:p>
          <text:p text:style-name="P37">See Also<text:tab/>62</text:p>
          <text:p text:style-name="P36">VirtualMachine<text:tab/>63</text:p>
          <text:p text:style-name="P37">Instance Methods<text:tab/>63</text:p>
          <text:p text:style-name="P37">Commands<text:tab/>65</text:p>
          <text:p text:style-name="P37">See Also<text:tab/>66</text:p>
          <text:p text:style-name="P36">Appendix A – Symbol Glossary<text:tab/>67</text:p>
          <text:p text:style-name="P36">Appendix B – Regular Expressions<text:tab/>69</text:p>
          <text:p text:style-name="P36">Edit History:<text:tab/>71</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204492995395419391" text:style-name="L1">
        <text:list-item>
          <text:p text:style-name="P43">A Simple, Easy-to-Understand syntax that is none the less, Expressive and Compact:</text:p>
        </text:list-item>
      </text:list>
      <text:list xml:id="list4392710579101830682"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37509019" text:continue-list="list8204492995395419391" text:style-name="L1">
        <text:list-item>
          <text:p text:style-name="P43">Safe Data and Data Structures:</text:p>
        </text:list-item>
      </text:list>
      <text:list xml:id="list1952097325644767471" text:style-name="L3">
        <text:list-item>
          <text:list>
            <text:list-item>
              <text:p text:style-name="P46">Simple, reliable arithmetic. In fOOrth, integer operations never overflow. Rational <text:soft-page-break/>values can be represented exactly, complex numbers are supported, and conversions between numeric types are simple.</text:p>
            </text:list-item>
            <text:list-item>
              <text:p text:style-name="P46">Strings grow as needed without the need to allocate space or worry about overflow.</text:p>
            </text:list-item>
            <text:list-item>
              <text:p text:style-name="P46">Data containers such as arrays and hashes grow as needed. Out of range subscripts cannot access undefined memory regions. </text:p>
            </text:list-item>
          </text:list>
        </text:list-item>
      </text:list>
      <text:list xml:id="list37497371" text:continue-list="list37509019" text:style-name="L1">
        <text:list-item>
          <text:p text:style-name="P43">Message Passing:</text:p>
        </text:list-item>
      </text:list>
      <text:list xml:id="list4508443532685001468" text:style-name="L4">
        <text:list-item>
          <text:list>
            <text:list-item>
              <text:p text:style-name="P55">In fOOrth all actions take the form of messages sent to a receiver.</text:p>
            </text:list-item>
            <text:list-item>
              <text:p text:style-name="P55">The routing of messages is specified by the exact type of the message.</text:p>
            </text:list-item>
            <text:list-item>
              <text:p text:style-name="P55">Message receivers include data items on the stack as well as the virtual machine object associated with the current thread of execution.</text:p>
            </text:list-item>
            <text:list-item>
              <text:p text:style-name="P55">Messages for which no routing specification can be found, generate an error at compile time.</text:p>
            </text:list-item>
          </text:list>
        </text:list-item>
      </text:list>
      <text:list xml:id="list37526340" text:continue-list="list37497371" text:style-name="L1">
        <text:list-item>
          <text:p text:style-name="P43">Object Oriented Design:</text:p>
        </text:list-item>
      </text:list>
      <text:list xml:id="list6386113213748953609" text:style-name="L5">
        <text:list-item>
          <text:list>
            <text:list-item>
              <text:p text:style-name="P47">Support class based inheritance, with a non-cyclic (single inheritance) tree derived from a common base Object class.</text:p>
            </text:list-item>
            <text:list-item>
              <text:p text:style-name="P56">Support late binding and polymorphism through message interface compatibility or “duck” typing.</text:p>
            </text:list-item>
          </text:list>
        </text:list-item>
      </text:list>
      <text:list xml:id="list37509052" text:continue-list="list37526340" text:style-name="L1">
        <text:list-item>
          <text:p text:style-name="P43">Meta programming: </text:p>
        </text:list-item>
      </text:list>
      <text:list xml:id="list5418911948610152441" text:style-name="L6">
        <text:list-item>
          <text:list>
            <text:list-item>
              <text:p text:style-name="P57">Support extensible language constructs by making the compiler an accessible part of the system.</text:p>
            </text:list-item>
          </text:list>
        </text:list-item>
      </text:list>
      <text:list xml:id="list37508268" text:continue-list="list37509052" text:style-name="L1">
        <text:list-item>
          <text:p text:style-name="P43">Reliability:</text:p>
        </text:list-item>
      </text:list>
      <text:list xml:id="list3367969596469227864" text:style-name="L7">
        <text:list-item>
          <text:list>
            <text:list-item>
              <text:p text:style-name="P58">Errors should be detected as soon as possible. </text:p>
            </text:list-item>
            <text:list-item>
              <text:p text:style-name="P58">Language constructs should not be designed in a way that causes simple coding errors to spin off into infinite loops. </text:p>
            </text:list-item>
          </text:list>
        </text:list-item>
      </text:list>
      <text:list xml:id="list37511240" text:continue-list="list37508268" text:style-name="L1">
        <text:list-item>
          <text:p text:style-name="P48">Building on the host language:</text:p>
        </text:list-item>
      </text:list>
      <text:list xml:id="list4920573807373856110" text:style-name="L8">
        <text:list-item>
          <text:list>
            <text:list-item>
              <text:p text:style-name="P4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60248452"/>Thanks<text:alphabetical-index-mark-end text:id="IMark16024845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948654330365551217" text:style-name="L9">
        <text:list-item>
          <text:p text:style-name="P59">ruby 1.9.3p484 (2013-11-22) [i386-mingw32]</text:p>
        </text:list-item>
        <text:list-item>
          <text:p text:style-name="P59">ruby 2.1.5p273 (2014-11-13 revision 48405) [i386-mingw32]</text:p>
        </text:list-item>
        <text:list-item>
          <text:p text:style-name="P59">Rubinius – to be tested!</text:p>
        </text:list-item>
        <text:list-item>
          <text:p text:style-name="P5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60248452"/>Rake<text:alphabetical-index-mark-end text:id="IMark16024845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0248452"/>Demo.rb<text:alphabetical-index-mark-end text:id="IMark1602484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60121928"/>drop<text:alphabetical-index-mark-end text:id="IMark16012192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60121928"/>dup<text:alphabetical-index-mark-end text:id="IMark16012192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60121928"/>nip<text:alphabetical-index-mark-end text:id="IMark16012192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60121928"/>over<text:alphabetical-index-mark-end text:id="IMark16012192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60121928"/>pick<text:alphabetical-index-mark-end text:id="IMark16012192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60121928"/>swap<text:alphabetical-index-mark-end text:id="IMark16012192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60121928"/>tuck<text:alphabetical-index-mark-end text:id="IMark16012192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29661251594077600" text:style-name="L10">
        <text:list-item>
          <text:p text:style-name="P50">To store return addresses for word calls. In fOOrth this is handled by the Ruby virtual machine.</text:p>
        </text:list-item>
        <text:list-item>
          <text:p text:style-name="P50">To store context for control structures. In fOOrth the context mechanism provides for a far richer and more reliable set of control, compile, and data structures.</text:p>
        </text:list-item>
        <text:list-item>
          <text:p text:style-name="P5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A more formal look at the “if” statement is:</text:p>
      <text:p text:style-name="P3"><text:tab/>&lt;boolean expression&gt; if &lt;true clause&gt; {else &lt;false clause&gt;} then</text:p>
      <text:p text:style-name="P3">Where the { } indicate an optional component. Now, fOOrth, FORTH and Smalltalk share a shortcoming. They all have difficulty dealing with if then elsif elsif elsif end situations. They tend to cascade many levels of nesting inside the “else” clauses. To alleviate this problem fOOrth has the switch construct. Consider the following snippet<text:note text:id="ftn0" text:note-class="footnote"><text:note-citation>15</text:note-citation><text:note-body><text:p text:style-name="Footnote">This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oft-page-break/><text:s text:c="4"/>dup 3 = if drop ."path 3" break then</text:p>
      <text:p text:style-name="Code"><text:s text:c="4"/>drop ."Invalid path selected"</text:p>
      <text:p text:style-name="Code"><text:s text:c="2"/>end <text:s/>cr ;</text:p>
      <text:p text:style-name="Code"/>
      <text:p text:style-name="P3">When run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p text:style-name="P3"/>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9857480"/>Classes<text:alphabetical-index-mark-end text:id="IMark15985748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9857480"/>Inheritance<text:alphabetical-index-mark-end text:id="IMark15985748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9857480"/>Methods<text:alphabetical-index-mark-end text:id="IMark159857480"/></text:h>
      <text:p text:style-name="P3">All code in fOOrth is contained in methods. A method is a fragment of code that an object uses to respond to a message that has been sent to that object. In fOOrth there are three sorts of methods:</text:p>
      <text:list xml:id="list2611981643160453582" text:style-name="L11">
        <text:list-item>
          <text:p text:style-name="P51">Shared: Methods that are common to all instances of the class that contains them.</text:p>
        </text:list-item>
        <text:list-item>
          <text:p text:style-name="P51">Exclusive: Methods that are defined for one and only one object (and all of its clones that are created <text:span text:style-name="T2">after</text:span> the exclusive method is defined.).</text:p>
        </text:list-item>
        <text:list-item>
          <text:p text:style-name="P51">Local: Methods that are created in a context and are accessible only in that context. When the context concludes, these methods are no longer accessible.</text:p>
        </text:list-item>
      </text:list>
      <text:h text:style-name="Heading_20_3" text:outline-level="3"><text:alphabetical-index-mark-start text:id="IMark159857432"/>Late Binding<text:alphabetical-index-mark-end text:id="IMark159857432"/> and <text:alphabetical-index-mark-start text:id="IMark160150124"/>Polymorphism<text:alphabetical-index-mark-end text:id="IMark1601501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60150124"/>Method Mapping<text:alphabetical-index-mark-end text:id="IMark1601501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967394312460949807" text:style-name="L12">
        <text:list-item>
          <text:p text:style-name="P52">The strings used by fOOrth needed to be converted to Ruby symbols to allow code to be executed in Ruby.</text:p>
        </text:list-item>
        <text:list-item>
          <text:p text:style-name="P5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9857432"/>SymbolMap<text:alphabetical-index-mark-end text:id="IMark159857432"/> class. This class creates mappings in one of two ways:</text:p>
      <text:list xml:id="list5315742886718327031" text:style-name="L13">
        <text:list-item>
          <text:p text:style-name="P5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9857432"/>Routing<text:alphabetical-index-mark-end text:id="IMark15985743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35395331841061125" text:style-name="L14">
        <text:list-item>
          <text:p text:style-name="P54">The defining word used to create the method.</text:p>
        </text:list-item>
        <text:list-item>
          <text:p text:style-name="P54">The receiver of the defining word used to create the method.</text:p>
        </text:list-item>
        <text:list-item>
          <text:p text:style-name="P5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60121928"/>:<text:alphabetical-index-mark-end text:id="IMark160121928"/></text:p>
          </table:table-cell>
          <table:table-cell table:style-name="Table9.A2" office:value-type="string">
            <text:p text:style-name="P10">N/A</text:p>
          </table:table-cell>
          <table:table-cell table:style-name="Table9.A2" office:value-type="string">
            <text:p text:style-name="P17">any<text:note text:id="ftn15" text:note-class="footnote"><text:note-citation>16</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7</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60121928"/>.:<text:alphabetical-index-mark-end text:id="IMark16012192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7" text:note-class="footnote"><text:note-citation>18</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18" text:note-class="footnote"><text:note-citation>19</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19" text:note-class="footnote"><text:note-citation>20</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0" text:note-class="footnote"><text:note-citation>21</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60121928"/>.::<text:alphabetical-index-mark-end text:id="IMark16012192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9857240"/>do_map_name<text:alphabetical-index-mark-end text:id="IMark15985724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59857240"/>Array<text:alphabetical-index-mark-end text:id="IMark15985724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9857240"/>Class<text:alphabetical-index-mark-end text:id="IMark159857240"/></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9857240"/>Complex<text:alphabetical-index-mark-end text:id="IMark15985724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2</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3</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59856952"/>.cbrt<text:alphabetical-index-mark-end text:id="IMark159856952"/>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59857528"/>.e**<text:alphabetical-index-mark-end text:id="IMark159857528"/>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59856952"/>.split<text:alphabetical-index-mark-end text:id="IMark159856952"/>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59857528"/>.sqrt<text:alphabetical-index-mark-end text:id="IMark159857528"/>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59855464"/>Exception<text:alphabetical-index-mark-end text:id="IMark159855464"/></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59855464"/>FalseClass<text:alphabetical-index-mark-end text:id="IMark15985546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59857528"/>&amp;&amp;<text:alphabetical-index-mark-end text:id="IMark15985752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59857528"/>^^<text:alphabetical-index-mark-end text:id="IMark15985752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59857528"/>||<text:alphabetical-index-mark-end text:id="IMark15985752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59855464"/>Float<text:alphabetical-index-mark-end text:id="IMark15985546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4" text:note-class="footnote"><text:note-citation>25</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6</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7</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8992404"/>Hash<text:alphabetical-index-mark-end text:id="IMark11899240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8992404"/>InStream<text:alphabetical-index-mark-end text:id="IMark11899240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18992404"/>Integer<text:alphabetical-index-mark-end text:id="IMark11899240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8</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9</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30</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58098492"/><text:alphabetical-index-mark-start text:id="IMark118990436"/>MaxNumeric<text:alphabetical-index-mark-end text:id="IMark118990436"/><text:alphabetical-index-mark-end text:id="IMark15809849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58098492"/><text:alphabetical-index-mark-start text:id="IMark118990436"/>MinNumeric<text:alphabetical-index-mark-end text:id="IMark118990436"/><text:alphabetical-index-mark-end text:id="IMark15809849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58098492"/><text:alphabetical-index-mark-start text:id="IMark118990436"/><text:alphabetical-index-mark-start text:id="IMark118990196"/>NilClass<text:alphabetical-index-mark-end text:id="IMark118990196"/><text:alphabetical-index-mark-end text:id="IMark118990436"/><text:alphabetical-index-mark-end text:id="IMark15809849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18990724"/>&amp;&amp;<text:alphabetical-index-mark-end text:id="IMark11899072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18990724"/>^^<text:alphabetical-index-mark-end text:id="IMark11899072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18990724"/>||<text:alphabetical-index-mark-end text:id="IMark11899072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8098492"/>Numeric<text:alphabetical-index-mark-end text:id="IMark15809849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58098492"/>Object<text:alphabetical-index-mark-end text:id="IMark15809849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18990724"/>&amp;&amp;<text:alphabetical-index-mark-end text:id="IMark11899072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18990724"/>)methods<text:alphabetical-index-mark-end text:id="IMark11899072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18990724"/>.<text:alphabetical-index-mark-end text:id="IMark118990724"/>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18990724"/>.::<text:alphabetical-index-mark-end text:id="IMark11899072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18990724"/>inst:<text:alphabetical-index-mark-end text:id="IMark11899072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18990724"/>local:<text:alphabetical-index-mark-end text:id="IMark11899072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18990724"/>super<text:alphabetical-index-mark-end text:id="IMark11899072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18990724"/>;<text:alphabetical-index-mark-end text:id="IMark11899072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18990724"/>.class<text:alphabetical-index-mark-end text:id="IMark118990724"/>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18990724"/>.clone<text:alphabetical-index-mark-end text:id="IMark11899072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18990724"/>.copy<text:alphabetical-index-mark-end text:id="IMark11899072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18990724"/>.init<text:alphabetical-index-mark-end text:id="IMark11899072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18990724"/>.is_class?<text:alphabetical-index-mark-end text:id="IMark11899072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18990724"/>.name<text:alphabetical-index-mark-end text:id="IMark11899072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18990724"/>.strlen<text:alphabetical-index-mark-end text:id="IMark11899072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18990724"/>.to_f<text:alphabetical-index-mark-end text:id="IMark11899072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18990724"/>.to_f!<text:alphabetical-index-mark-end text:id="IMark11899072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18992644"/>.to_i<text:alphabetical-index-mark-end text:id="IMark11899264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18992644"/>.to_i!<text:alphabetical-index-mark-end text:id="IMark11899264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18992644"/>.to_n<text:alphabetical-index-mark-end text:id="IMark11899264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18992644"/>.to_n!<text:alphabetical-index-mark-end text:id="IMark11899264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18992644"/>.to_r<text:alphabetical-index-mark-end text:id="IMark11899264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18992644"/>.to_r!<text:alphabetical-index-mark-end text:id="IMark11899264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18992644"/>.to_s<text:alphabetical-index-mark-end text:id="IMark11899264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18992644"/>.to_x<text:alphabetical-index-mark-end text:id="IMark11899264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18586380"/>.to_x!<text:alphabetical-index-mark-end text:id="IMark11858638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18586380"/>&lt;&gt;<text:alphabetical-index-mark-end text:id="IMark11858638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18586380"/>=<text:alphabetical-index-mark-end text:id="IMark11858638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18586380"/>^^<text:alphabetical-index-mark-end text:id="IMark11858638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18586380"/>distinct?<text:alphabetical-index-mark-end text:id="IMark11858638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18586380"/>identical?<text:alphabetical-index-mark-end text:id="IMark11858638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18586380"/>max<text:alphabetical-index-mark-end text:id="IMark11858638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18586380"/>min<text:alphabetical-index-mark-end text:id="IMark1185863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18586380"/>nil&lt;&gt;<text:alphabetical-index-mark-end text:id="IMark11858638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18586380"/>nil=<text:alphabetical-index-mark-end text:id="IMark1185863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18586380"/>not<text:alphabetical-index-mark-end text:id="IMark1185863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18586380"/>||<text:alphabetical-index-mark-end text:id="IMark11858638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8098492"/>OutStream<text:alphabetical-index-mark-end text:id="IMark15809849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58098492"/>Procedure<text:alphabetical-index-mark-end text:id="IMark15809849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58098492"/>Queue<text:alphabetical-index-mark-end text:id="IMark15809849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8098492"/>Rational<text:alphabetical-index-mark-end text:id="IMark15809849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1</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2</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8990148"/>.split<text:alphabetical-index-mark-end text:id="IMark1189901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18992164"/>Stack<text:alphabetical-index-mark-end text:id="IMark11899216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18992164"/>String<text:alphabetical-index-mark-end text:id="IMark11899216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18992164"/>Thread<text:alphabetical-index-mark-end text:id="IMark11899216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18992164"/><text:alphabetical-index-mark-start text:id="IMark160169680"/><text:alphabetical-index-mark-start text:id="IMark118991732"/>TrueClass<text:alphabetical-index-mark-end text:id="IMark118991732"/><text:alphabetical-index-mark-end text:id="IMark160169680"/><text:alphabetical-index-mark-end text:id="IMark11899216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18992164"/>VirtualMachine<text:alphabetical-index-mark-end text:id="IMark11899216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18992164"/>Commands<text:alphabetical-index-mark-end text:id="IMark11899216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4</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9">A</text:p>
          <text:p text:style-name="P38">Array<text:tab/>28</text:p>
          <text:p text:style-name="P39">C</text:p>
          <text:p text:style-name="P38">Class<text:tab/>29</text:p>
          <text:p text:style-name="P38">Classes<text:tab/>21</text:p>
          <text:p text:style-name="P38">Commands<text:tab/>65</text:p>
          <text:p text:style-name="P38">Complex<text:tab/>30</text:p>
          <text:p text:style-name="P39">D</text:p>
          <text:p text:style-name="P38">Demo.rb<text:tab/>11</text:p>
          <text:p text:style-name="P38">distinct?<text:tab/>51</text:p>
          <text:p text:style-name="P38">do_map_name<text:tab/>25</text:p>
          <text:p text:style-name="P38">drop<text:tab/>18</text:p>
          <text:p text:style-name="P38">dup<text:tab/>18</text:p>
          <text:p text:style-name="P39">E</text:p>
          <text:p text:style-name="P38">Exception<text:tab/>32</text:p>
          <text:p text:style-name="P39">F</text:p>
          <text:p text:style-name="P38">FalseClass<text:tab/>33</text:p>
          <text:p text:style-name="P38">Float<text:tab/>35</text:p>
          <text:p text:style-name="P39">H</text:p>
          <text:p text:style-name="P38">Hash<text:tab/>36</text:p>
          <text:p text:style-name="P39">I</text:p>
          <text:p text:style-name="P38">identical?<text:tab/>52</text:p>
          <text:p text:style-name="P38">Inheritance<text:tab/>22</text:p>
          <text:p text:style-name="P38">inst:<text:tab/>45</text:p>
          <text:p text:style-name="P38">InStream<text:tab/>37</text:p>
          <text:p text:style-name="P38">Integer<text:tab/>38</text:p>
          <text:p text:style-name="P39">L</text:p>
          <text:p text:style-name="P38">Late Binding<text:tab/>22</text:p>
          <text:p text:style-name="P38">local:<text:tab/>45</text:p>
          <text:p text:style-name="P39">M</text:p>
          <text:p text:style-name="P38">max<text:tab/>52</text:p>
          <text:p text:style-name="P38">MaxNumeric<text:tab/>40</text:p>
          <text:p text:style-name="P38">Method Mapping<text:tab/>23</text:p>
          <text:p text:style-name="P38">Methods<text:tab/>22</text:p>
          <text:p text:style-name="P38">min<text:tab/>52</text:p>
          <text:p text:style-name="P38">MinNumeric<text:tab/>41</text:p>
          <text:p text:style-name="P39">N</text:p>
          <text:p text:style-name="P38">nil&lt;&gt;<text:tab/>53</text:p>
          <text:p text:style-name="P38">nil=<text:tab/>53</text:p>
          <text:p text:style-name="P38">NilClass<text:tab/>42</text:p>
          <text:p text:style-name="P38">nip<text:tab/>18</text:p>
          <text:p text:style-name="P38">not<text:tab/>53</text:p>
          <text:p text:style-name="P38">Numeric<text:tab/>43</text:p>
          <text:p text:style-name="P39">O</text:p>
          <text:p text:style-name="P38">Object<text:tab/>44</text:p>
          <text:p text:style-name="P38">OutStream<text:tab/>54</text:p>
          <text:p text:style-name="P38">over<text:tab/>18</text:p>
          <text:p text:style-name="P39">P</text:p>
          <text:p text:style-name="P38">pick<text:tab/>18</text:p>
          <text:p text:style-name="P38">Polymorphism<text:tab/>22</text:p>
          <text:p text:style-name="P38">Procedure<text:tab/>55</text:p>
          <text:p text:style-name="P39">Q</text:p>
          <text:p text:style-name="P38">Queue<text:tab/>56</text:p>
          <text:p text:style-name="P39">R</text:p>
          <text:p text:style-name="P38">Rake<text:tab/>11</text:p>
          <text:p text:style-name="P38">Rational<text:tab/>57</text:p>
          <text:p text:style-name="P38">Routing<text:tab/>24</text:p>
          <text:p text:style-name="P39">S</text:p>
          <text:p text:style-name="P38">Stack<text:tab/>59</text:p>
          <text:p text:style-name="P38">String<text:tab/>60</text:p>
          <text:p text:style-name="P38">super<text:tab/>45</text:p>
          <text:p text:style-name="P38">swap<text:tab/>19</text:p>
          <text:p text:style-name="P38">SymbolMap<text:tab/>23</text:p>
          <text:p text:style-name="P39">T</text:p>
          <text:p text:style-name="P38">Thanks<text:tab/>9</text:p>
          <text:p text:style-name="P38">Thread<text:tab/>61</text:p>
          <text:p text:style-name="P38">TrueClass<text:tab/>62</text:p>
          <text:p text:style-name="P38">tuck<text:tab/>19</text:p>
          <text:p text:style-name="P39">V</text:p>
          <text:p text:style-name="P38">VirtualMachine<text:tab/>63</text:p>
          <text:p text:style-name="P39">^</text:p>
          <text:p text:style-name="P38">^^<text:tab/>33, 42, 51</text:p>
          <text:p text:style-name="P39">;</text:p>
          <text:p text:style-name="P38">;<text:tab/>45</text:p>
          <text:p text:style-name="P39">:</text:p>
          <text:p text:style-name="P38">:<text:tab/>24</text:p>
          <text:p text:style-name="P39">.</text:p>
          <text:p text:style-name="P38">.<text:tab/>44</text:p>
          <text:p text:style-name="P38">.:<text:tab/>24</text:p>
          <text:p text:style-name="P38">.::<text:tab/>24, 45</text:p>
          <text:p text:style-name="P38">.cbrt<text:tab/>31</text:p>
          <text:p text:style-name="P38">.class<text:tab/>45</text:p>
          <text:p text:style-name="P38">.clone<text:tab/>46</text:p>
          <text:p text:style-name="P38">.copy<text:tab/>46</text:p>
          <text:p text:style-name="P38">.e**<text:tab/>31</text:p>
          <text:p text:style-name="P38">.init<text:tab/>46</text:p>
          <text:p text:style-name="P38">.is_class?<text:tab/>46</text:p>
          <text:p text:style-name="P38">.name<text:tab/>47</text:p>
          <text:p text:style-name="P38">.split<text:tab/>31, 57</text:p>
          <text:p text:style-name="P38">.sqrt<text:tab/>31</text:p>
          <text:p text:style-name="P38">.strlen<text:tab/>47</text:p>
          <text:p text:style-name="P38">.to_f<text:tab/>47</text:p>
          <text:p text:style-name="P38">.to_f!<text:tab/>48</text:p>
          <text:p text:style-name="P38">.to_i<text:tab/>48</text:p>
          <text:p text:style-name="P38">.to_i!<text:tab/>48</text:p>
          <text:p text:style-name="P38">.to_n<text:tab/>48</text:p>
          <text:p text:style-name="P38">.to_n!<text:tab/>49</text:p>
          <text:p text:style-name="P38">.to_r<text:tab/>49</text:p>
          <text:p text:style-name="P38">.to_r!<text:tab/>50</text:p>
          <text:p text:style-name="P38">.to_s<text:tab/>50</text:p>
          <text:p text:style-name="P38">.to_x<text:tab/>50</text:p>
          <text:p text:style-name="P38">.to_x!<text:tab/>51</text:p>
          <text:p text:style-name="P39">)</text:p>
          <text:p text:style-name="P38">)methods<text:tab/>44</text:p>
          <text:p text:style-name="P39">&amp;</text:p>
          <text:p text:style-name="P38">&amp;&amp;<text:tab/>33, 42, 44</text:p>
          <text:p text:style-name="P39">&lt;</text:p>
          <text:p text:style-name="P38">&lt;&gt;<text:tab/>51</text:p>
          <text:p text:style-name="P39">=</text:p>
          <text:p text:style-name="P38">=<text:tab/>51</text:p>
          <text:p text:style-name="P39">|</text:p>
          <text:p text:style-name="P38">||<text:tab/>33, 42, 53</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2</text:page-number> of <text:page-count>7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23H53M19S</meta:editing-duration>
    <meta:editing-cycles>1065</meta:editing-cycles>
    <meta:generator>OpenOffice/4.1.1$Win32 OpenOffice.org_project/411m6$Build-9775</meta:generator>
    <dc:date>2015-02-11T17:34:33.66</dc:date>
    <dc:creator>Peter Camilleri</dc:creator>
    <meta:printed-by>Peter Camilleri</meta:printed-by>
    <meta:print-date>2015-02-10T10:49:15.76</meta:print-date>
    <meta:document-statistic meta:table-count="55" meta:image-count="0" meta:object-count="0" meta:page-count="72" meta:paragraph-count="1691" meta:word-count="10563" meta:character-count="65252"/>
    <meta:template xlink:type="simple" xlink:actuate="onRequest" xlink:title="MyDefault" xlink:href="../../../../OpenOffice.org/3/user/template/MyDefault.ott" meta:date="2014-06-26T22:09:00.24"/>
  </office:meta>
</office:document-meta>
</file>